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60ce5" officeooo:paragraph-rsid="00060ce5"/>
    </style:style>
    <style:style style:name="P2" style:family="paragraph" style:parent-style-name="Standard">
      <style:text-properties officeooo:rsid="0006dcbe" officeooo:paragraph-rsid="0006dcbe"/>
    </style:style>
    <style:style style:name="P3" style:family="paragraph" style:parent-style-name="Standard">
      <style:text-properties officeooo:rsid="0008741c" officeooo:paragraph-rsid="0008741c"/>
    </style:style>
    <style:style style:name="P4" style:family="paragraph" style:parent-style-name="Standard">
      <style:text-properties officeooo:rsid="0008741c" officeooo:paragraph-rsid="000bda81"/>
    </style:style>
    <style:style style:name="P5" style:family="paragraph" style:parent-style-name="Standard">
      <style:text-properties officeooo:rsid="000bda81" officeooo:paragraph-rsid="000bda81"/>
    </style:style>
    <style:style style:name="P6" style:family="paragraph" style:parent-style-name="Standard">
      <style:text-properties officeooo:rsid="000b3f38" officeooo:paragraph-rsid="000bda81"/>
    </style:style>
    <style:style style:name="P7" style:family="paragraph" style:parent-style-name="Standard">
      <style:text-properties officeooo:rsid="0008741c" officeooo:paragraph-rsid="0008741c"/>
    </style:style>
    <style:style style:name="P8" style:family="paragraph" style:parent-style-name="Standard">
      <style:text-properties officeooo:rsid="000ca37b" officeooo:paragraph-rsid="000ca37b"/>
    </style:style>
    <style:style style:name="P9" style:family="paragraph" style:parent-style-name="Standard">
      <style:text-properties officeooo:rsid="000e5c7e" officeooo:paragraph-rsid="000e5c7e"/>
    </style:style>
    <style:style style:name="P10" style:family="paragraph" style:parent-style-name="Standard">
      <style:text-properties officeooo:rsid="000ee42d" officeooo:paragraph-rsid="000ee42d"/>
    </style:style>
    <style:style style:name="P11" style:family="paragraph" style:parent-style-name="Standard">
      <style:text-properties officeooo:rsid="0010866e" officeooo:paragraph-rsid="0010866e"/>
    </style:style>
    <style:style style:name="P12" style:family="paragraph" style:parent-style-name="Standard">
      <style:text-properties officeooo:rsid="0011e723" officeooo:paragraph-rsid="0011e723"/>
    </style:style>
    <style:style style:name="P13" style:family="paragraph" style:parent-style-name="Standard">
      <style:text-properties officeooo:rsid="0012e988" officeooo:paragraph-rsid="0012e988"/>
    </style:style>
    <style:style style:name="P14" style:family="paragraph" style:parent-style-name="Standard">
      <style:text-properties officeooo:rsid="00146539" officeooo:paragraph-rsid="00146539"/>
    </style:style>
    <style:style style:name="P15" style:family="paragraph" style:parent-style-name="Standard">
      <style:text-properties officeooo:rsid="0015f1c8" officeooo:paragraph-rsid="0015f1c8"/>
    </style:style>
    <style:style style:name="P16" style:family="paragraph" style:parent-style-name="Standard">
      <style:text-properties officeooo:paragraph-rsid="00179224"/>
    </style:style>
    <style:style style:name="P17" style:family="paragraph" style:parent-style-name="Standard">
      <style:text-properties officeooo:rsid="00179224" officeooo:paragraph-rsid="00179224"/>
    </style:style>
    <style:style style:name="P18" style:family="paragraph" style:parent-style-name="Standard">
      <style:text-properties officeooo:rsid="0018f201" officeooo:paragraph-rsid="0018f201"/>
    </style:style>
    <style:style style:name="P19" style:family="paragraph" style:parent-style-name="Standard">
      <style:text-properties officeooo:rsid="001a7951" officeooo:paragraph-rsid="001a7951"/>
    </style:style>
    <style:style style:name="P20" style:family="paragraph" style:parent-style-name="Standard">
      <style:text-properties officeooo:rsid="00060ce5" officeooo:paragraph-rsid="00060ce5"/>
    </style:style>
    <style:style style:name="P21" style:family="paragraph" style:parent-style-name="Standard">
      <style:text-properties style:text-underline-style="solid" style:text-underline-type="double" style:text-underline-width="auto" style:text-underline-color="font-color" officeooo:rsid="0008741c" officeooo:paragraph-rsid="0007527a"/>
    </style:style>
    <style:style style:name="T1" style:family="text">
      <style:text-properties officeooo:rsid="0006dcbe"/>
    </style:style>
    <style:style style:name="T2" style:family="text">
      <style:text-properties officeooo:rsid="000a5a82"/>
    </style:style>
    <style:style style:name="T3" style:family="text">
      <style:text-properties officeooo:rsid="000b3f38"/>
    </style:style>
    <style:style style:name="T4" style:family="text">
      <style:text-properties officeooo:rsid="000bda81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0eaaee"/>
    </style:style>
    <style:style style:name="T7" style:family="text">
      <style:text-properties officeooo:rsid="000ee42d"/>
    </style:style>
    <style:style style:name="T8" style:family="text">
      <style:text-properties officeooo:rsid="00146539"/>
    </style:style>
    <style:style style:name="T9" style:family="text">
      <style:text-properties officeooo:rsid="0015f1c8"/>
    </style:style>
    <style:style style:name="T10" style:family="text">
      <style:text-properties officeooo:rsid="00179224"/>
    </style:style>
    <style:style style:name="T11" style:family="text">
      <style:text-properties officeooo:rsid="0018f20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<text:line-break/>73.5 % then separation by jet num –&gt; 75.9</text:p>
      <text:p text:style-name="P21"/>
      <text:p text:style-name="P3"/>
      <text:p text:style-name="P3">ridge <text:s/>+ polynomial expansion (degrees 2→ 8): huge increase of accuracy for all jet num categories, up to 83 ish when hitting <text:span text:style-name="T3">d</text:span>egree <text:span text:style-name="T3">8; degree 8 is best for jet0; 12 for jet1, 12 for jet2, 12 for jet3 (should look at standard deviation to see if these are prone to overfitting or not)</text:span></text:p>
      <text:p text:style-name="P3"/>
      <text:p text:style-name="P3">- </text:p>
      <text:p text:style-name="P3"/>
      <text:p text:style-name="P3">- <text:span text:style-name="T3">baseline 1 : start with least squares + complete matrix and standardized keeping nan gives higher accuracy then b2 (74.6 average)</text:span></text:p>
      <text:p text:style-name="P3">- <text:span text:style-name="T3">baseline 2: rm nan-containing features + standardize</text:span></text:p>
      <text:p text:style-name="P6">- baseline 4: b3 and impute values on derived mass (set nan to mean) vs rm nan</text:p>
      <text:p text:style-name="P4">- <text:span text:style-name="T3">baseline 3: add one hot encoding to b2</text:span></text:p>
      <text:p text:style-name="P4">- <text:span text:style-name="T4">baseline 5: separate data into 4 data sets according to jet num → no need for 1hot encoding up to now LS</text:span></text:p>
      <text:p text:style-name="P3">- <text:span text:style-name="T3">baseline 5: b5 but polynomial + ridge instead of LS</text:span></text:p>
      <text:p text:style-name="P3">- <text:span text:style-name="T4">baseline 6: skew removal and ridge</text:span></text:p>
      <text:p text:style-name="P5">- <text:span text:style-name="T5">baseline 4:</text:span> skew removal &amp; polynomial + ridge </text:p>
      <text:p text:style-name="P5">- baseline 5: xy feature augmentation + skew removal + polynomial + ridge</text:p>
      <text:p text:style-name="P3">- <text:span text:style-name="T3">baseline 6: logistic regression</text:span></text:p>
      <text:p text:style-name="P3">- <text:span text:style-name="T4">baseline 7: regularized logistic regression (ridge + logistic)</text:span></text:p>
      <text:p text:style-name="P3"/>
      <text:p text:style-name="P8">- recently: submission scored 0.8179 (up from 0.75889 on the last submission – which was which model?): used polynomial basis (degree 8 for jet0, 12 for jet1 and jet2, and 10 for jet3): also selection was improved with careful parametrization of lambda values and std.</text:p>
      <text:p text:style-name="P16"><text:span text:style-name="T10">BASIC MODEL 1:</text:span></text:p>
      <text:p text:style-name="P16"><text:span text:style-name="T10">Extracting our own test set: </text:span>As we use crossvalidation to tune our hyperparameters we need a separate test set to compare different models. We can use uploads to kaggle as an additional metric, but we should have out own internal tests. Hence we split of 10% of our test set that will never be used other than to compare models.</text:p>
      <text:p text:style-name="P9">Use a random seed to have a crossvalidation set that is well chosen, but set the seed to a fixed number so that different executions of the same model code will give consistent results. </text:p>
      <text:p text:style-name="P9"/>
      <text:p text:style-name="P10">Data preprocesssing: </text:p>
      <text:p text:style-name="P10"/>
      <text:p text:style-name="P9">- <text:span text:style-name="T6">nans according to features: basically all that are undefined for jet nim&lt;= 1; may need to look into physical meaning.</text:span></text:p>
      <text:p text:style-name="P9">- <text:span text:style-name="T6">removing columns (features) with nans: apply mask to remove nan-containing columns, vs replacing them with mean (will be set to zero after standardization)</text:span></text:p>
      <text:p text:style-name="P9">- <text:span text:style-name="T7">one hot encoding of jet number (the only categorical value)</text:span></text:p>
      <text:p text:style-name="P9">- <text:span text:style-name="T7">xy feature addition according to model number</text:span></text:p>
      <text:p text:style-name="P9">- <text:span text:style-name="T7">standardization</text:span></text:p>
      <text:p text:style-name="P9">- <text:span text:style-name="T7">polynomial expansion according to model</text:span></text:p>
      <text:p text:style-name="P9"/>
      <text:p text:style-name="P9"/>
      <text:p text:style-name="P10">least squares optimization: easiest, logistic regression should yield smiliar results</text:p>
      <text:p text:style-name="P10"><text:soft-page-break/>with this: we get 4 weights that are incredibly prevalent over the other ones according to their mean absolute value (way higher/ greater than zero): these weights give greater importance to : der-pt-ratio-lep-tau (negative weight value abs ~= 450 ), pri-tau-pt (positive ~=25), pri-tau-eta (positive~=100) , pri-lep-pt (positive~=100), pri-jet-all-pt (positive ~=400)</text:p>
      <text:p text:style-name="P10"/>
      <text:p text:style-name="P11">least squares gradient descent</text:p>
      <text:p text:style-name="P11">weights initialized to zero</text:p>
      <text:p text:style-name="P12">gamma : iterated over 10 different values; LINEARLY (should change? Interval is weird: linspace 0.0001, 0.4, 10)</text:p>
      <text:p text:style-name="P12">max iterations: iterated over 4 different values</text:p>
      <text:p text:style-name="P12">shows no significant difference according to number of iterations</text:p>
      <text:p text:style-name="P12"/>
      <text:p text:style-name="P13">least squares stochastic gradient descent <text:span text:style-name="T8">with same hyperparameters + iterations over range of parameters (same range)</text:span></text:p>
      <text:p text:style-name="P13"/>
      <text:p text:style-name="P14">ridge regression: lambdas: logspace(-8,1,10) <text:span text:style-name="T9">WHY NEGATIVE VALUE?</text:span></text:p>
      <text:p text:style-name="P15">Weights initialized to zero</text:p>
      <text:p text:style-name="P14"/>
      <text:p text:style-name="P15">Logistic regression: weights initialized at zero</text:p>
      <text:p text:style-name="P15"/>
      <text:p text:style-name="P15">regularized logistic regression</text:p>
      <text:p text:style-name="P15">iterate over lambda, then in each iteration, iterate over gamma, run xvalid, dump to history as with every other model</text:p>
      <text:p text:style-name="P15"/>
      <text:p text:style-name="P15">latest submission: weights as mean of weights</text:p>
      <text:p text:style-name="P15">drop na (one hot encoding jets (x submission) ) - mean)/stddev = tx</text:p>
      <text:p text:style-name="P15">tx = build poly (tx, 1)</text:p>
      <text:p text:style-name="P15">y pred = c.predict labels (tx, weights[0]) <text:s/>– <text:span text:style-name="T10">c =^ helpers costs</text:span></text:p>
      <text:p text:style-name="P17">JETS SPLIT MODEL TRAINING BASELINE 1</text:p>
      <text:p text:style-name="P17"/>
      <text:p text:style-name="P17">replace with mean, drop na, one hot encoding jets, add xy as per usual</text:p>
      <text:p text:style-name="P17">also: get jet subset→ returns a mask</text:p>
      <text:p text:style-name="P17">need to clean out “columns with only zeros (na)” because matrix → singular /not inver<text:span text:style-name="T11">t</text:span>ible → uh oh</text:p>
      <text:p text:style-name="P17">still xvalid using least squares as regression<text:tab/></text:p>
      <text:p text:style-name="P18">weights initialized to zero?</text:p>
      <text:p text:style-name="P18"/>
      <text:p text:style-name="P18"/>
      <text:p text:style-name="P18">JETS SPLIT MODEL TRAINING POLYNOMIAL</text:p>
      <text:p text:style-name="P18">same</text:p>
      <text:p text:style-name="P18">use different polynomial degree depending on jet</text:p>
      <text:p text:style-name="P18">lambdas logspace</text:p>
      <text:p text:style-name="P19">jet = 1 yields slightly lower accuracy and higher std dev</text:p>
      <text:p text:style-name="P19">jet 3 as well although std dev is high especially for non optimal values of lambda so its ok, accuracy is down tho</text:p>
      <text:p text:style-name="P19">exists a good cut off point for lambda = ~ 0.26 will need to check actual value and significance</text:p>
      <text:p text:style-name="P19"/>
      <text:p text:style-name="P15"/>
      <text:p text:style-name="P15">check out xvalid algo</text:p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1T15:29:29.901847108</meta:creation-date>
    <dc:date>2018-10-23T16:54:54.276105331</dc:date>
    <meta:editing-duration>PT2H10M26S</meta:editing-duration>
    <meta:editing-cycles>12</meta:editing-cycles>
    <meta:generator>LibreOffice/5.1.6.2$Linux_X86_64 LibreOffice_project/10m0$Build-2</meta:generator>
    <meta:document-statistic meta:table-count="0" meta:image-count="0" meta:object-count="0" meta:page-count="2" meta:paragraph-count="56" meta:word-count="735" meta:character-count="4350" meta:non-whitespace-character-count="3661"/>
  </office:meta>
</office:document-meta>
</file>